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none" draw:textarea-horizontal-align="justify" draw:textarea-vertical-align="middle" draw:auto-grow-height="false" fo:min-height="5.45cm" fo:min-width="11.2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color="#579d1c" draw:fill-color="#ffff00" draw:textarea-horizontal-align="justify" draw:textarea-vertical-align="middle" draw:auto-grow-height="false" fo:min-height="0.316cm" fo:min-width="0.066cm"/>
    </style:style>
    <style:style style:name="gr4" style:family="graphic" style:parent-style-name="standard">
      <style:graphic-properties svg:stroke-color="#579d1c" draw:fill-color="#ffff00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svg:stroke-color="#579d1c" draw:fill-color="#009900" draw:textarea-horizontal-align="justify" draw:textarea-vertical-align="middle" draw:auto-grow-height="false" fo:min-height="0.812cm" fo:min-width="1.128cm"/>
    </style:style>
    <style:style style:name="gr6" style:family="graphic" style:parent-style-name="standard">
      <style:graphic-properties svg:stroke-color="#579d1c" draw:fill-color="#0000ff" draw:textarea-horizontal-align="justify" draw:textarea-vertical-align="middle" draw:auto-grow-height="false" fo:min-height="0.812cm" fo:min-width="1.128cm"/>
    </style:style>
    <style:style style:name="gr7" style:family="graphic" style:parent-style-name="objectwithoutfill">
      <style:graphic-properties svg:stroke-width="0.05cm" svg:stroke-color="#336600" draw:marker-start-width="0.275cm" draw:marker-end="Arrow" draw:marker-end-width="0.1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cc0000" draw:marker-start-width="0.275cm" draw:marker-end="Arrow" draw:marker-end-width="0.1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579d1c" draw:fill-color="#ffff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009900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0000ff"/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style:text-properties fo:font-size="6pt" style:font-size-asian="6pt" style:font-size-complex="6pt"/>
    </style:style>
    <style:style style:name="P9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8cm" svg:height="5.8cm" svg:x="2.6cm" svg:y="1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1cm" svg:y1="4.5cm" svg:x2="2.4cm" svg:y2="4.5cm">
          <text:p/>
        </draw:line>
        <draw:line draw:style-name="gr2" draw:text-style-name="P1" draw:layer="layout" svg:x1="14.601cm" svg:y1="4.35cm" svg:x2="16.901cm" svg:y2="4.35cm">
          <text:p/>
        </draw:line>
        <draw:line draw:style-name="gr2" draw:text-style-name="P1" draw:layer="layout" svg:x1="8cm" svg:y1="0.1cm" svg:x2="8cm" svg:y2="1.5cm">
          <text:p/>
        </draw:line>
        <draw:custom-shape draw:style-name="gr3" draw:text-style-name="P2" draw:layer="layout" svg:width="0.8cm" svg:height="0.8cm" svg:x="5.7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cm" svg:height="0.8cm" svg:x="5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8cm" svg:x="7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8cm" svg:x="7.7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8cm" svg:x="10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3cm" svg:height="1.5cm" svg:x="11.7cm" svg:y="3.7cm">
          <text:p text:style-name="P3"><text:span text:style-name="T1">Final 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3cm" svg:height="1.5cm" svg:x="2.8cm" svg:y="3.7cm">
          <text:p text:style-name="P3"><text:span text:style-name="T1">raw inp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8cm" svg:x="8.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cm" svg:height="0.8cm" svg:x="9.6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5cm" svg:y1="4.1cm" svg:x2="5.7cm" svg:y2="3.8cm">
          <text:p/>
        </draw:line>
        <draw:line draw:style-name="gr8" draw:text-style-name="P1" draw:layer="layout" svg:x1="6.7cm" svg:y1="5.1cm" svg:x2="7.6cm" svg:y2="4.8cm">
          <text:p/>
        </draw:line>
        <draw:line draw:style-name="gr7" draw:text-style-name="P1" draw:layer="layout" svg:x1="6.5cm" svg:y1="3.4cm" svg:x2="7.4cm" svg:y2="3cm">
          <text:p/>
        </draw:line>
        <draw:line draw:style-name="gr8" draw:text-style-name="P1" draw:layer="layout" svg:x1="8.6cm" svg:y1="4.5cm" svg:x2="9.5cm" svg:y2="4.2cm">
          <text:p/>
        </draw:line>
        <draw:line draw:style-name="gr8" draw:text-style-name="P1" draw:layer="layout" svg:x1="9.1cm" svg:y1="5.9cm" svg:x2="10cm" svg:y2="5.6cm">
          <text:p/>
        </draw:line>
        <draw:line draw:style-name="gr8" draw:text-style-name="P1" draw:layer="layout" svg:x1="10.8cm" svg:y1="5.3cm" svg:x2="11.6cm" svg:y2="4.8cm">
          <text:p/>
        </draw:line>
        <draw:line draw:style-name="gr8" draw:text-style-name="P1" draw:layer="layout" svg:x1="6.6cm" svg:y1="5.5cm" svg:x2="8cm" svg:y2="5.9cm">
          <text:p/>
        </draw:line>
        <draw:line draw:style-name="gr7" draw:text-style-name="P1" draw:layer="layout" svg:x1="8.4cm" svg:y1="3.1cm" svg:x2="9.6cm" svg:y2="3.7cm">
          <text:p/>
        </draw:line>
        <draw:line draw:style-name="gr8" draw:text-style-name="P1" draw:layer="layout" svg:x1="10.5cm" svg:y1="4.2cm" svg:x2="11.6cm" svg:y2="4.5cm">
          <text:p/>
        </draw:line>
        <draw:line draw:style-name="gr8" draw:text-style-name="P1" draw:layer="layout" svg:x1="5.1cm" svg:y1="4.6cm" svg:x2="5.8cm" svg:y2="5cm">
          <text:p/>
        </draw:line>
        <draw:custom-shape draw:style-name="gr9" draw:text-style-name="P2" draw:layer="layout" svg:width="0.3cm" svg:height="0.3cm" svg:x="0.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5.239cm" svg:height="0.645cm" svg:x="0.5cm" svg:y="-0.1cm">
          <draw:text-box>
            <text:p text:style-name="P6"><text:span text:style-name="T2">Temporar file or memory value</text:span></text:p>
          </draw:text-box>
        </draw:frame>
        <draw:line draw:style-name="gr7" draw:text-style-name="P1" draw:layer="layout" svg:x1="0.138cm" svg:y1="0.663cm" svg:x2="0.7cm" svg:y2="0.6cm">
          <text:p/>
        </draw:line>
        <draw:frame draw:style-name="gr10" draw:text-style-name="P9" draw:layer="layout" svg:width="5.239cm" svg:height="0.727cm" svg:x="0.602cm" svg:y="0.802cm">
          <draw:text-box>
            <text:p text:style-name="P8"><text:span text:style-name="T3">Function </text:span></text:p>
            <text:p text:style-name="P8"><text:span text:style-name="T3">(output is obligatory for final result)</text:span></text:p>
          </draw:text-box>
        </draw:frame>
        <draw:frame draw:style-name="gr10" draw:text-style-name="P9" draw:layer="layout" svg:width="5.239cm" svg:height="0.727cm" svg:x="0.603cm" svg:y="0.303cm">
          <draw:text-box>
            <text:p text:style-name="P8"><text:span text:style-name="T3">Function </text:span></text:p>
            <text:p text:style-name="P8"><text:span text:style-name="T3">(output is NOT obligatory for final result)</text:span></text:p>
          </draw:text-box>
        </draw:frame>
        <draw:line draw:style-name="gr8" draw:text-style-name="P1" draw:layer="layout" svg:x1="0.2cm" svg:y1="1.2cm" svg:x2="0.7cm" svg:y2="1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ls Hempelmann</meta:initial-creator>
    <meta:creation-date>2016-09-15T12:02:27.497449958</meta:creation-date>
    <dc:date>2016-09-15T12:57:51.567787508</dc:date>
    <dc:creator>Nils Hempelmann</dc:creator>
    <meta:editing-duration>PT32M31S</meta:editing-duration>
    <meta:editing-cycles>4</meta:editing-cycles>
    <meta:generator>LibreOffice/4.4.7.2$Linux_X86_64 LibreOffice_project/40$Build-2</meta:generator>
    <meta:document-statistic meta:object-count="29"/>
  </office:meta>
</office:document-meta>
</file>